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 fo:language="en" fo:country="US" fo:font-weight="bold" style:font-weight-asian="bold" style:font-weight-complex="bold"/>
    </style:style>
    <style:style style:name="T3" style:family="text">
      <style:text-properties fo:color="#cc3300" fo:language="en" fo:country="US" fo:font-weight="bold" style:font-weight-asian="bold" style:font-weight-complex="bold"/>
    </style:style>
    <style:style style:name="T4" style:family="text">
      <style:text-properties style:use-window-font-color="true" fo:language="en" fo:country="US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Общетехническая библиотека</text:h>
          </table:table-cell>
        </table:table-row>
        <table:table-row table:style-name="Table1.2">
          <table:table-cell table:style-name="Table1.A2" office:value-type="string">
            <text:p text:style-name="P1">В настоящем разделе справки описана <text:span text:style-name="T1">«Общетехническая библиотека»</text:span> блоков, включающая в себя 16 библиотек (групп блоков, объединенных по какому-либо общему признаку, и размещенных на отдельных вкладках в «Палитре блоков» Главного Окна). «Общетехническая библиотека» содержит около 300 блоков различной природы и назначения и входит в стандартную поставку среды <text:span text:style-name="T2">Sim</text:span><text:span text:style-name="T3">In</text:span><text:span text:style-name="T2">Tech</text:span><text:span text:style-name="T4">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щетехническая библиотека</dc:title>
    <dc:date>2014-12-26T11:36:58.49</dc:date>
    <meta:generator>OpenOffice/4.1.1$Win32 OpenOffice.org_project/411m6$Build-9775</meta:generator>
    <meta:editing-duration>PT4H33M18S</meta:editing-duration>
    <meta:editing-cycles>115</meta:editing-cycles>
    <meta:document-statistic meta:table-count="1" meta:image-count="0" meta:object-count="0" meta:page-count="1" meta:paragraph-count="2" meta:word-count="49" meta:character-count="395"/>
    <meta:user-defined meta:name="Поле 1"/>
    <meta:user-defined meta:name="Поле 2"/>
    <meta:user-defined meta:name="Поле 3"/>
    <meta:user-defined meta:name="Поле 4"/>
  </office:meta>
</office:document-meta>
</file>